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oose.getFirstCho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ose.setOtherwise( Otherwise otherwi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ose.setFirstChoice( When firstCh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ose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hoose.Choose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ose.getOtherw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